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office:automatic-styles>
  <office:body>
    <office:text text:use-soft-page-breaks="true">
      <text:p text:style-name="P1">Intro</text:p>
      <text:p text:style-name="P2">The objective of this article is to research the best approach to test code during development. The two different testing strategies covered in this article will be test driven<text:s/>development (TDD) and test last development (TLD). The article will try and explain the difference between the two, and through the perspective of multiple articles of authors, and conclude on which strategy is the most efficient way to probably test your<text:s/>skill. <text:s/></text:p>
      <text:p text:style-name="P3"/>
      <text:p text:style-name="P4">Hypothesis</text:p>
      <text:p text:style-name="P5"/>
      <text:p text:style-name="P6">This article goes into the Analysis with hypothesis, that TDD is the superior testing strategy compared to TLD.</text:p>
      <text:p text:style-name="P7">The general philosophy in many articles and teaching institutes is that TDD is the right way to go, when testing code, compared to other strategies like TLD. The hypothesis is that TDD is way more effective at covering all the code, as the developer programs the test on the way to the finished product. <text:s/>Where TLD is very time consuming, it is often placed at the end of the development cycle. This makes it harder to account for the time needed for a full system testing. It is easier to forget certain functions and can result in a lot of technical debts. Where in the TDD approach, the developer team account for the testing when<text:s/>developing the function.</text:p>
      <text:p text:style-name="P8"/>
      <text:p text:style-name="P9"/>
      <text:p text:style-name="P10">Many articles on the internet and teaching instutes, the general philosyphy, is that Test Driven development(TDD) is the rigth way to testing.</text:p>
      <text:p text:style-name="P11">But there are other test methods like Test Last development(TLD), . This article will<text:s/>have the hypotheses that even though TDD is considered the best testing method,</text:p>
      <text:p text:style-name="P12">there are also TLD, which can just as valid for testing.</text:p>
      <text:p text:style-name="P13"/>
      <text:p text:style-name="P14">The analysis will be<text:s/>composed from a range of articles and write-ups by authors who argue<text:s/>for and against TDD or TLD.<text:s/>Some will also be more objective views and focus more on the comparison<text:s/>of the two, and when one excels over the other, and some more subjective with the purpose of getting you to subscribe to one strategy. Then lastly build a conclusion from their citations and experience. <text:s/></text:p>
      <text:p text:style-name="P15"/>
      <text:p text:style-name="P16"/>
      <text:soft-page-break/>
      <text:p text:style-name="P17">When looking at the TLD strategy, it can be hard to find a specific “pro TLD” approach in the articles. This comes down to the fact that testing will always be important in the development cycle. This could be the result of TLD already functions well. But now TDD has entered the space of development, and challenges the normality of testing. Because of this, the analysis will look more at the arguments against TDD and turn them around to see if they have a positive counter argument in TLD.<text:s/></text:p>
      <text:p text:style-name="P18">In the medium article by Simon Redmond he list a few arguments as to why he believes that TDD is not as smart and quick as it is often claimed to be, and how it may accidently trap someone in an unhealthy development pattern.<text:s/></text:p>
      <text:p text:style-name="P19">Redmond’s main argument to the flaw of TDD is that, “You end up writing your code to satisfy your test rather than writing code to build your product” ~\cite{sr2019}. In the article he presents a piece of code, for grading papers.<text:s/></text:p>
      <text:p text:style-name="P20"/>
      <text:p text:style-name="P21"/>
      <text:p text:style-name="P22">The code has the obvious bug that, if a person gets an exact score of 90, the code returns an “F”. He argues, that a competent developer should be able to see the mistake beforehand, and going through a log process of writing test testing before writing the actual method would be unnecessary time cost. If you use TDD or TLD, the bug would have been caught eventually.</text:p>
      <text:p text:style-name="P23">Redmond’s concern is not about TDD’s ability to write test or code, but if it adds any actual value. Redmond’s biggest concern is that, if developers write tests to satisfy a test, they will lose focus on the actual product, that it takes away the common sense from the developer and ultimately stop the developer form being innovative. <text:s/></text:p>
      <text:p text:style-name="P24">To sum up Redmond’s article. TDD is not a failed test strategy, but there is a lot of extra complexity that might not add any value to the overall process. While bugs get noticed earlier in TDD, it will eventually be caught in TLD also. In TLD however, where it might have less<text:s/>complexity, it does not cost a huge amount on writing tests, to then satisfy them. When you approach testing at the end of the development (TLD) you also get a more complete picture of what you are testing, and can a lot easier write well defined tests. And the process is a lot easier to understand, allowing for more creative powers to play in the actual development.<text:s/></text:p>
      <text:p text:style-name="P25">It is worth noting that Redmond’s article is subjective, and does little to try actually argue his points, more so than stating them. <text:s/></text:p>
      <text:p text:style-name="P26"/>
      <text:p text:style-name="P27"/>
      <text:p text:style-name="P28"><text:s text:c="2"/></text:p>
      <text:p text:style-name="P29"/>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dreas</meta:initial-creator>
    <dc:creator>Andreas</dc:creator>
    <meta:creation-date>2020-12-06T10:54:00Z</meta:creation-date>
    <dc:date>2020-12-07T15:10:00Z</dc:date>
    <meta:template xlink:href="Normal" xlink:type="simple"/>
    <meta:editing-cycles>2</meta:editing-cycles>
    <meta:editing-duration>PT11220S</meta:editing-duration>
    <meta:document-statistic meta:page-count="2" meta:paragraph-count="8" meta:word-count="627" meta:character-count="4447" meta:row-count="31" meta:non-whitespace-character-count="3828"/>
  </office:meta>
</office:document-meta>
</file>